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03cm" fo:text-align="end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T1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Sortiranje Minimalnim Brojem Inverzija Intervala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Vladimir Arsenijevic 039/17</text:p>
            <text:p text:style-name="P2">Luka Vujcic .../17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trebno je sortirati dati niz obrtanjem elemenata nekog intervala pocetnog niza u minimalnom broju koraka.</text:p>
              </text:list-item>
              <text:list-item>
                <text:p>Za resavanje problema koriscen je genetski algoritam.</text:p>
              </text:list-item>
              <text:list-item>
                <text:p>Npr Imamo niz 5 4 1 2 3</text:p>
              </text:list-item>
            </text:list>
            <text:p>Sortiranje se moze izvrsiti u 2 koraka:</text:p>
            <text:p>Invertujemo interval (3,5)→5 4 3 2 1</text:p>
            <text:p>Invertujemo ceo niz → 1 2 3 4 5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avanje Proble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U petlji se pokrecu genetski algoritmi</text:p>
              </text:list-item>
              <text:list-item>
                <text:p>Svaka Iteracija predstavlja izvrsavanje jednog algoritma u celosti</text:p>
              </text:list-item>
              <text:list-item>
                <text:p>Resenje predhodnog algoritma predstavlja ulaz sledece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is Algorit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as algoritam kao ulaz prima niz I kao izlaz vraca neko “resenje”</text:p>
              </text:list-item>
              <text:list-item>
                <text:p>Resenje nije resenje naseg problema jer vraca nesortiran niz</text:p>
              </text:list-item>
              <text:list-item>
                <text:p>Jedinka se sastoji od niza inverzija koje treba primeniti na niz</text:p>
              </text:list-item>
              <text:list-item>
                <text:p>Ne mozemo generisati jedinke koje nam vracaju sortiran niz jer bi nam za to trebalo resenje problema koji resavam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vako izvrsavanje algoritma sortira niz sve vise</text:p>
              </text:list-item>
              <text:list-item>
                <text:p>Svaki sledeci algoritam dobija jednostavniji niz</text:p>
              </text:list-item>
              <text:list-item>
                <text:p>Kako znamo da je resenje dobro?</text:p>
              </text:list-item>
              <text:list-item>
                <text:p>Fitness funkcija zavisi od 2 parametra:</text:p>
              </text:list-item>
              <text:list-item>
                <text:p>Broj BreakPointa I broja inverzija</text:p>
              </text:list-item>
              <text:list-item>
                <text:p>Tako pravimo ravnotezu izmedju sortiranosti I broja inverzija</text:p>
              </text:list-item>
              <text:list-item>
                <text:p>Sortiranost nam je potrebna da bi dobili resenje a broj inverzija za njegov kvalit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a je BreakPoint?</text:p>
              </text:list-item>
              <text:list-item>
                <text:p>BreakPoint postoji izmedju 2 uzastopna elementa u nizu ako brojevi na tim pozicijama nisu uzastopni.</text:p>
              </text:list-item>
              <text:list-item>
                <text:p>Npr u nizu: 1 3 2 5 4 postoje 2 BreakPointa</text:p>
                <text:p>Izmedju 1 3 I izmedju 2 5</text:p>
              </text:list-item>
              <text:list-item>
                <text:p>Inverzijama intervala moze doci do smanjena broja breakPointa I samim tim se priblizavamo sortiranom nizu.</text:p>
              </text:list-item>
              <text:list-item>
                <text:p>Inverzijom (2,3) niza gore dobijamo → 1 2 3 5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Zbog specificnosti algoritma bilo je neophodno koriscenje specificnih operatora ukrstanja I mutacije.</text:p>
              </text:list-item>
              <text:list-item>
                <text:p>Jedinke mogu imati razlicitu duzinu hromozoma pa su koriscena 2 operatora ukrstanja</text:p>
              </text:list-item>
              <text:list-item>
                <text:p>Ukoliko su hromozomi iste duzine koriscen je obicno ukrstanje sa 2 tacke preloma.</text:p>
              </text:list-item>
              <text:list-item>
                <text:p>Ukoliko su razlicitih duzina koriscena je ‘apsorpcija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Funkcionise na principu ukrstanja sa 2 tacke gde se pocetna pocicija veceg hromozoma odabere nasumicno I onda se ceo manji hromozom stavi na pocicije nakon nje.</text:p>
              </text:list-item>
              <text:list-item>
                <text:p text:style-name="P5">Primer: Imamo jedinke (0,1,2,3,4,5)</text:p>
                <text:p text:style-name="P6">I (<text:span text:style-name="T1">1,5,2,1</text:span>) <text:s text:c="23"/></text:p>
                <text:p text:style-name="P7">Operator ukstanja se dati:</text:p>
              </text:list-item>
              <text:list-item>
                <text:p text:style-name="P7"><text:s/>0 1 5 2 1 I</text:p>
              </text:list-item>
              <text:list-item>
                <text:p text:style-name="P7"><text:s/>1 2 3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stoje 4 operatora mutacije</text:p>
              </text:list-item>
            </text:list>
            <text:list text:style-name="L5">
              <text:list-item>
                <text:p><text:s/>Uzmemo 2 inverzije (a b) I (c d) iz niza inverzija. Obrisemo b i c i dobijemo novu jedinku</text:p>
              </text:list-item>
              <text:list-item>
                <text:p><text:s/>Izaberemo 2 inverzije (a b) I (c d) I na pozicije nakon b I pre c umetnemo 2 random broja cime dobijamo duzu jedinku.</text:p>
              </text:list-item>
              <text:list-item>
                <text:p>Izmena nasumicnog gena iz hromozoma</text:p>
              </text:list-item>
            </text:list>
            <text:list text:style-name="L6">
              <text:list-item>
                <text:p text:style-name="P5">Izaberemo 2 pozicije iz niza inverzija I umetnemo random broj na tu poziciju cime dobijamo duzu jedink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pulacij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pulacija je velicine n*logn gde je n duzina niza koje se sortira</text:p>
              </text:list-item>
              <text:list-item>
                <text:p>Inicijalizuje se jedinkama koje imaju hromozome <text:s/>sa brojem inverzija duzine od broja BreakPointa do 3*n. Takodje duzina inverzije nemoze preci 10% duzine niza koji se sortira.</text:p>
              </text:list-item>
              <text:list-item>
                <text:p>Pri generisanju nove populacije koristi se turnirska selekcija I dodatno se bira bolji od roditelja I dete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enj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mpirijski se pokazalo da ce nas algoritam smanjiti broj breakpointa za barem 1</text:p>
              </text:list-item>
              <text:list-item>
                <text:p>U prvom izvrsavanju se izvrsi najveci deo posla I dobije se skoro ili vec sortiran niz.</text:p>
              </text:list-item>
              <text:list-item>
                <text:p>Ostale iteracije su tu da odklone nekoliko breakpointa koji su ostali</text:p>
              </text:list-item>
              <text:list-item>
                <text:p>Tu se pokazalo da algoritam odkloni jedan breakpoint jednom inverzijom sto je optimal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3:40:16.082372442</meta:creation-date>
    <meta:editing-duration>PT1M41S</meta:editing-duration>
    <meta:editing-cycles>2</meta:editing-cycles>
    <meta:generator>LibreOffice/6.4.6.2$Linux_X86_64 LibreOffice_project/40$Build-2</meta:generator>
    <dc:title>Alizarin</dc:title>
    <dc:date>2020-12-27T14:59:09.903326747</dc:date>
    <meta:document-statistic meta:object-count="81"/>
  </office:meta>
</office:document-meta>
</file>